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2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3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6"/>
        <table:table-column table:style-name="co19" table:default-cell-style-name="ce26"/>
        <table:table-column table:style-name="co20" table:default-cell-style-name="ce32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29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48">
            <text:p>48</text:p>
          </table:table-cell>
          <table:table-cell table:style-name="ce25" office:value-type="string">
            <text:p>Xerox emitidos no mês</text:p>
          </table:table-cell>
          <table:table-cell table:style-name="ce30" table:formula="of:=[.C2]*0.3" office:value-type="float" office:value="14.4">
            <text:p>14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3">
            <text:p>5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ANA-CECILIA</text:p>
          </table:table-cell>
          <table:table-cell table:style-name="ce25" office:value-type="float" office:value="24">
            <text:p>24</text:p>
          </table:table-cell>
          <table:table-cell table:style-name="ce25" office:value-type="string">
            <text:p>Xerox emitidos no mês</text:p>
          </table:table-cell>
          <table:table-cell table:style-name="ce30" table:formula="of:=[.C9]*0.3" office:value-type="float" office:value="7.2">
            <text:p>7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ANTONIO-BOREL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36">
            <text:p>5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98">
            <text:p>1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0">
            <text:p>1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65">
            <text:p>365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office:value-type="string">
            <text:p>COML-SUDOESTE</text:p>
          </table:table-cell>
          <table:table-cell table:style-name="ce25" office:value-type="float" office:value="21">
            <text:p>21</text:p>
          </table:table-cell>
          <table:table-cell table:style-name="ce28" office:value-type="string">
            <text:p>Xerox emitidos no mês</text:p>
          </table:table-cell>
          <table:table-cell table:style-name="ce31" table:formula="of:=[.C26]*0.3" office:value-type="float" office:value="6.3">
            <text:p>6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0">
            <text:p>1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61">
            <text:p>6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45">
            <text:p>3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85">
            <text:p>58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9">
            <text:p>9</text:p>
          </table:table-cell>
          <table:table-cell table:style-name="ce27" office:value-type="string">
            <text:p>Xerox emitidos no mês</text:p>
          </table:table-cell>
          <table:table-cell table:style-name="ce31" table:formula="of:=[.C45]*0.3" office:value-type="float" office:value="2.7">
            <text:p>2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59">
            <text:p>2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4">
            <text:p>1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PALMIU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81">
            <text:p>2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0">
            <text:p>50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49">
            <text:p>2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56">
            <text:p>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26">
            <text:p>52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3">
            <text:p>12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21">
            <text:p>21</text:p>
          </table:table-cell>
          <table:table-cell table:style-name="ce25" office:value-type="string">
            <text:p>Xerox emitidos no mês</text:p>
          </table:table-cell>
          <table:table-cell table:style-name="ce30" table:formula="of:=[.C77]*0.3" office:value-type="float" office:value="6.3">
            <text:p>6,3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2">
            <text:p>3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55">
            <text:p>15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53">
            <text:p>5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7">
            <text:p>5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639">
            <text:p>639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office:value-type="string">
            <text:p>IBIUNA-AP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Xerox emitidos no mês</text:p>
          </table:table-cell>
          <table:table-cell table:style-name="ce31" table:formula="of:=[.C87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47">
            <text:p>247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Xerox emitidos no mês</text:p>
          </table:table-cell>
          <table:table-cell table:style-name="ce31" table:formula="of:=[.C89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401">
            <text:p>401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5">
            <text:p>7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VIDA-E-SAUDE</text:p>
          </table:table-cell>
          <table:table-cell table:style-name="ce25" office:value-type="float" office:value="29">
            <text:p>29</text:p>
          </table:table-cell>
          <table:table-cell table:style-name="ce25" office:value-type="string">
            <text:p>Xerox emitidos no mês</text:p>
          </table:table-cell>
          <table:table-cell table:style-name="ce30" table:formula="of:=[.C103]*0.3" office:value-type="float" office:value="8.7">
            <text:p>8,7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00">
            <text:p>1.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16">
            <text:p>5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Xerox emitidos no mês</text:p>
          </table:table-cell>
          <table:table-cell table:style-name="ce30" table:formula="of:=[.C106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89">
            <text:p>8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9">
            <text:p>14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BENEDITO-GASP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0" table:formula="of:=[.C115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77">
            <text:p>4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CASSIA</text:p>
          </table:table-cell>
          <table:table-cell table:style-name="ce25" office:value-type="float" office:value="82">
            <text:p>82</text:p>
          </table:table-cell>
          <table:table-cell table:style-name="ce25" office:value-type="string">
            <text:p>Xerox emitidos no mês</text:p>
          </table:table-cell>
          <table:table-cell table:style-name="ce30" table:formula="of:=[.C118]*0.3" office:value-type="float" office:value="24.6">
            <text:p>24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4">
            <text:p>11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T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3">
            <text:p>5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8">
            <text:p>18</text:p>
          </table:table-cell>
          <table:table-cell table:style-name="ce28" office:value-type="string">
            <text:p>Xerox emitidos no mês</text:p>
          </table:table-cell>
          <table:table-cell table:style-name="ce31" table:formula="of:=[.C130]*0.3" office:value-type="float" office:value="5.4">
            <text:p>5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IONSOF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43">
            <text:p>3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8">
            <text:p>158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97">
            <text:p>197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6">
            <text:p>14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92">
            <text:p>192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RINCES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66">
            <text:p>6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81">
            <text:p>38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73">
            <text:p>17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92">
            <text:p>92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96">
            <text:p>9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00">
            <text:p>20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8">
            <text:p>8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00">
            <text:p>100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Xerox emitidos no mês</text:p>
          </table:table-cell>
          <table:table-cell table:style-name="ce31" table:formula="of:=[.C156]*0.3" office:value-type="float" office:value="0.6">
            <text:p>0,60</text:p>
          </table:table-cell>
          <table:table-cell table:style-name="ce33" table:number-columns-repeated="251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56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5">25/06/2009</text:date>, <text:time>09:03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l</dc:title>
    <meta:initial-creator>Carlos Augusto Marcicano</meta:initial-creator>
    <meta:creation-date>2007-08-03T15:08:45</meta:creation-date>
    <dc:date>2009-06-25T09:03:28</dc:date>
    <meta:printed-by>Carlos Augusto Marcicano</meta:printed-by>
    <meta:print-date>2007-09-27T11:53:34</meta:print-date>
    <dc:language>pt-BR</dc:language>
    <meta:editing-cycles>704</meta:editing-cycles>
    <meta:editing-duration>PT46H31M21S</meta:editing-duration>
    <meta:document-statistic meta:table-count="2" meta:cell-count="1933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